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25-02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23-01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21-12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20-01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9-02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7-12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6-12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6-01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4-12-0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4-03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3-01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2-01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1-01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10-02-0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9-01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8-01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7-01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6-01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5-02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4-01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3-01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2-01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1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2000-03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240095440101</text:p>
          </table:table-cell>
          <table:table-cell office:value-type="string" calcext:value-type="string">
            <text:p>TS-60-35-703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